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° du lancer</text:p>
          </table:table-cell>
          <table:table-cell office:value-type="string" calcext:value-type="string">
            <text:p>Résultat du lanc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Occurences 1 :</text:p>
          </table:table-cell>
          <table:table-cell table:style-name="ce1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Occurences 2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Occurences 3</text:p>
          </table:table-cell>
          <table:table-cell table:style-name="ce1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Occurences 4</text:p>
          </table:table-cell>
          <table:table-cell table:style-name="ce1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Occurences 5</text:p>
          </table:table-cell>
          <table:table-cell table:style-name="ce1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Occurences 6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40:14.996653997</meta:creation-date>
    <dc:date>2016-11-05T22:29:05.513249743</dc:date>
    <meta:editing-duration>PT20M12S</meta:editing-duration>
    <meta:editing-cycles>3</meta:editing-cycles>
    <meta:generator>LibreOffice/5.1.4.2$Linux_X86_64 LibreOffice_project/10m0$Build-2</meta:generator>
    <meta:document-statistic meta:table-count="1" meta:cell-count="107" meta:object-count="0"/>
  </office:meta>
</office:document-meta>
</file>